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9af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Manual de Usuari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" text:outline-level="1"><text:soft-page-break/>Introdução </text:h>
      <text:p text:style-name="P1"><text:tab/><text:span text:style-name="T1">Este é um manual elaborado para mostrar ao usuário como utilizar o sistema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9:02:44.834000000</meta:creation-date>
    <dc:date>2016-05-16T19:25:19.922000000</dc:date>
    <meta:editing-duration>PT7M25S</meta:editing-duration>
    <meta:editing-cycles>1</meta:editing-cycles>
    <meta:document-statistic meta:table-count="0" meta:image-count="0" meta:object-count="0" meta:page-count="2" meta:paragraph-count="3" meta:word-count="17" meta:character-count="103" meta:non-whitespace-character-count="87"/>
    <meta:generator>LibreOffice/4.4.6.3$Windows_x86 LibreOffice_project/e8938fd3328e95dcf59dd64e7facd2c7d67c704d</meta:generator>
  </office:meta>
</office:document-meta>
</file>